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master-page-name="Index">
      <style:paragraph-properties style:page-number="auto"/>
    </style:style>
    <style:style style:name="P3" style:family="paragraph" style:parent-style-name="Standard" style:master-page-name="Standard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</text:index-body>
      </text:table-of-content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Евгений </meta:initial-creator>
    <meta:creation-date>2011-07-13T15:36:52</meta:creation-date>
    <dc:date>2011-08-17T08:13:25</dc:date>
    <dc:creator>Евгений </dc:creator>
    <meta:editing-duration>PT00H03M18S</meta:editing-duration>
    <meta:editing-cycles>3</meta:editing-cycles>
    <meta:generator>OpenOffice.org/3.1$Linux OpenOffice.org_project/310m21$Build-9319</meta:generator>
    <meta:document-statistic meta:table-count="0" meta:image-count="0" meta:object-count="0" meta:page-count="3" meta:paragraph-count="1" meta:word-count="1" meta:character-count="10"/>
  </office:meta>
</office:document-meta>
</file>